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F60000037E1895E08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804cm" svg:height="19.322cm" draw:transform="skewX (-0.345924257745276) rotate (-0.345924257745276) translate (1.704cm -2.8cm)">
          <draw:image xlink:href="Pictures/10000201000004F60000037E1895E0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9:44:32.704300491</meta:creation-date>
    <dc:date>2015-10-25T19:54:01.253406114</dc:date>
    <meta:editing-duration>P0D</meta:editing-duration>
    <meta:editing-cycles>2</meta:editing-cycles>
    <meta:generator>LibreOffice/4.2.8.2$Linux_X86_64 LibreOffice_project/420m0$Build-2</meta:generator>
    <meta:document-statistic meta:object-count="24"/>
  </office:meta>
</office:document-meta>
</file>